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0.667cm"/>
      <style:paragraph-properties style:writing-mode="lr-tb"/>
    </style:style>
    <style:style style:name="gr4" style:family="graphic" style:parent-style-name="standard">
      <style:graphic-properties draw:stroke="none" draw:fill="none" fo:min-height="14.933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8.95cm"/>
      <style:paragraph-properties style:writing-mode="lr-tb"/>
    </style:style>
    <style:style style:name="gr14" style:family="graphic" style:parent-style-name="standard">
      <style:graphic-properties draw:stroke="none" draw:fill="none" fo:min-height="3.5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200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text-properties fo:font-size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-color="#ffff38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Por ejemplo,</text:p>
            <text:p>para 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1.627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6" draw:layer="layout" svg:width="18.996cm" svg:height="6.65cm" svg:x="1.004cm" svg:y="8.037cm">
          <draw:text-box>
            <text:p text:style-name="P5">Recordemos el problema.</text:p>
            <text:p text:style-name="P5"/>
            <text:p text:style-name="P5">Estamos en la entrada de un laberinto,</text:p>
            <text:p text:style-name="P5">y queremos saber cual es el camino que va desde la entrada, hasta la salida.</text:p>
            <text:p text:style-name="P5"/>
            <text:p text:style-name="P5">La entrada esta en 'A1',</text:p>
            <text:p text:style-name="P5">y la salida esta en 'H8'.</text:p>
          </draw:text-box>
        </draw:frame>
        <draw:frame draw:style-name="gr6" draw:text-style-name="P7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9" draw:layer="layout" svg:width="1.836cm" svg:height="0.569cm" svg:x="14.005cm" svg:y="18.003cm">
          <draw:text-box>
            <text:p text:style-name="P8"><text:span text:style-name="T3">(dibujo 15)</text:span></text:p>
          </draw:text-box>
        </draw:frame>
        <draw:custom-shape draw:style-name="gr8" draw:text-style-name="P10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10.804cm" svg:y="18.102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5.604cm" svg:y="13.102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6" draw:layer="layout" svg:width="0.853cm" svg:height="0.839cm" svg:x="10.854cm" svg:y="16.005cm">
          <draw:text-box>
            <text:p text:style-name="P15"><text:span text:style-name="T5">1</text:span></text:p>
          </draw:text-box>
        </draw:frame>
        <draw:frame draw:style-name="gr12" draw:text-style-name="P16" draw:layer="layout" svg:width="0.853cm" svg:height="0.839cm" svg:x="11.455cm" svg:y="15.306cm">
          <draw:text-box>
            <text:p text:style-name="P15"><text:span text:style-name="T5">2</text:span></text:p>
          </draw:text-box>
        </draw:frame>
        <draw:frame draw:style-name="gr12" draw:text-style-name="P16" draw:layer="layout" svg:width="0.853cm" svg:height="0.839cm" svg:x="12.255cm" svg:y="14.606cm">
          <draw:text-box>
            <text:p text:style-name="P15"><text:span text:style-name="T5">3</text:span></text:p>
          </draw:text-box>
        </draw:frame>
        <draw:frame draw:style-name="gr12" draw:text-style-name="P16" draw:layer="layout" svg:width="0.853cm" svg:height="0.839cm" svg:x="12.956cm" svg:y="14.007cm">
          <draw:text-box>
            <text:p text:style-name="P15"><text:span text:style-name="T5">4</text:span></text:p>
          </draw:text-box>
        </draw:frame>
        <draw:frame draw:style-name="gr12" draw:text-style-name="P16" draw:layer="layout" svg:width="0.853cm" svg:height="0.839cm" svg:x="13.657cm" svg:y="13.308cm">
          <draw:text-box>
            <text:p text:style-name="P15"><text:span text:style-name="T5">5</text:span></text:p>
          </draw:text-box>
        </draw:frame>
        <draw:frame draw:style-name="gr12" draw:text-style-name="P16" draw:layer="layout" svg:width="0.853cm" svg:height="0.839cm" svg:x="14.358cm" svg:y="12.609cm">
          <draw:text-box>
            <text:p text:style-name="P15"><text:span text:style-name="T5">6</text:span></text:p>
          </draw:text-box>
        </draw:frame>
        <draw:frame draw:style-name="gr12" draw:text-style-name="P16" draw:layer="layout" svg:width="0.853cm" svg:height="0.839cm" svg:x="15.059cm" svg:y="11.91cm">
          <draw:text-box>
            <text:p text:style-name="P15"><text:span text:style-name="T5">7</text:span></text:p>
          </draw:text-box>
        </draw:frame>
        <draw:frame draw:style-name="gr12" draw:text-style-name="P16" draw:layer="layout" svg:width="0.853cm" svg:height="0.839cm" svg:x="10.155cm" svg:y="16.806cm">
          <draw:text-box>
            <text:p text:style-name="P15"><text:span text:style-name="T5">0</text:span></text:p>
          </draw:text-box>
        </draw:frame>
        <draw:frame draw:style-name="gr13" draw:text-style-name="P6" draw:layer="layout" svg:width="19.019cm" svg:height="9.494cm" svg:x="0.981cm" svg:y="19.4cm">
          <draw:text-box>
            <text:p text:style-name="P5"/>
            <text:p text:style-name="P5">La distancia que separa la entrada de la salida es de 7 casillas.</text:p>
            <text:p text:style-name="P5"/>
            <text:p text:style-name="P5">Hemos establecido que un paso es de una casilla.</text:p>
            <text:p text:style-name="P5">No menos, no mas.</text:p>
            <text:p text:style-name="P5"/>
            <text:p text:style-name="P5">De modo que para encontrar la salida serán necesarios al menos 7 pasos.</text:p>
            <text:p text:style-name="P5">Porque esta distancia no puede ser recorrida en menos pasos.</text:p>
            <text:p text:style-name="P5"/>
            <text:p text:style-name="P5">7 pasos como mínimo,</text:p>
            <text:p text:style-name="P5">pero pueden ser mas dependiendo del metodo que utilice para explorar el tablero de juego.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</text:p>
            <text:p/>
            <text:p>haciendolo mas eficiente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7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9" draw:layer="layout" svg:width="1.679cm" svg:height="0.569cm" svg:x="11.103cm" svg:y="26.902cm">
          <draw:text-box>
            <text:p text:style-name="P8"><text:span text:style-name="T3">(dibujo 5)</text:span></text:p>
          </draw:text-box>
        </draw:frame>
        <draw:custom-shape draw:style-name="gr8" draw:text-style-name="P10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7.902cm" svg:y="27.001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2.702cm" svg:y="22.001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9" draw:layer="layout" svg:width="1.679cm" svg:height="0.569cm" svg:x="6.105cm" svg:y="17.102cm">
          <draw:text-box>
            <text:p text:style-name="P8"><text:span text:style-name="T3">(dibujo 5)</text:span></text:p>
          </draw:text-box>
        </draw:frame>
        <draw:custom-shape draw:style-name="gr8" draw:text-style-name="P10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8cm" svg:x="7.704cm" svg:y="12.201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9" draw:layer="layout" svg:width="1.679cm" svg:height="0.569cm" svg:x="15.705cm" svg:y="18.502cm">
          <draw:text-box>
            <text:p text:style-name="P8"><text:span text:style-name="T3">(dibujo 5)</text:span></text:p>
          </draw:text-box>
        </draw:frame>
        <draw:custom-shape draw:style-name="gr8" draw:text-style-name="P10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8cm" svg:x="17.304cm" svg:y="13.601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7" draw:layer="layout" svg:x1="3.2cm" svg:y1="15.6cm" svg:x2="7cm" svg:y2="11.8cm">
          <text:p/>
        </draw:line>
        <draw:line draw:style-name="gr16" draw:text-style-name="P7" draw:layer="layout" svg:x1="12.2cm" svg:y1="17cm" svg:x2="12.226cm" svg:y2="12.673cm">
          <text:p/>
        </draw:line>
        <draw:line draw:style-name="gr16" draw:text-style-name="P7" draw:layer="layout" svg:x1="12.426cm" svg:y1="12.8cm" svg:x2="16.6cm" svg:y2="12.727cm">
          <text:p/>
        </draw:line>
        <draw:line draw:style-name="gr16" draw:text-style-name="P7" draw:layer="layout" svg:x1="7.8cm" svg:y1="21.9cm" svg:x2="11.974cm" svg:y2="21.827cm">
          <text:p/>
        </draw:line>
        <draw:line draw:style-name="gr16" draw:text-style-name="P7" draw:layer="layout" svg:x1="8.426cm" svg:y1="26.073cm" svg:x2="12.6cm" svg:y2="26cm">
          <text:p/>
        </draw:line>
        <draw:line draw:style-name="gr16" draw:text-style-name="P7" draw:layer="layout" svg:x1="8.226cm" svg:y1="24.673cm" svg:x2="12.4cm" svg:y2="24.6cm">
          <text:p/>
        </draw:line>
        <draw:line draw:style-name="gr16" draw:text-style-name="P7" draw:layer="layout" svg:x1="8.2cm" svg:y1="23.273cm" svg:x2="12.374cm" svg:y2="23.2cm">
          <text:p/>
        </draw:line>
        <draw:line draw:style-name="gr16" draw:text-style-name="P7" draw:layer="layout" svg:x1="12.174cm" svg:y1="25.373cm" svg:x2="8cm" svg:y2="25.373cm">
          <text:p/>
        </draw:line>
        <draw:line draw:style-name="gr16" draw:text-style-name="P7" draw:layer="layout" svg:x1="12.201cm" svg:y1="25.373cm" svg:x2="8.027cm" svg:y2="25.373cm">
          <text:p/>
        </draw:line>
        <draw:line draw:style-name="gr16" draw:text-style-name="P7" draw:layer="layout" svg:x1="12.201cm" svg:y1="23.973cm" svg:x2="8.027cm" svg:y2="23.973cm">
          <text:p/>
        </draw:line>
        <draw:line draw:style-name="gr16" draw:text-style-name="P7" draw:layer="layout" svg:x1="12.201cm" svg:y1="22.473cm" svg:x2="8.027cm" svg:y2="22.473cm">
          <text:p/>
        </draw:line>
        <draw:line draw:style-name="gr16" draw:text-style-name="P7" draw:layer="layout" svg:x1="12.4cm" svg:y1="22cm" svg:x2="12.4cm" svg:y2="21.227cm">
          <text:p/>
        </draw:line>
        <draw:frame draw:style-name="gr17" draw:text-style-name="P17" draw:layer="layout" svg:width="5.4cm" svg:height="0.962cm" svg:x="2.4cm" svg:y="9.2cm">
          <draw:text-box>
            <text:p text:style-name="P5">7 pasos</text:p>
          </draw:text-box>
        </draw:frame>
        <draw:frame draw:style-name="gr17" draw:text-style-name="P17" draw:layer="layout" svg:width="5.4cm" svg:height="0.962cm" svg:x="11.8cm" svg:y="10.5cm">
          <draw:text-box>
            <text:p text:style-name="P5">14 pasos</text:p>
          </draw:text-box>
        </draw:frame>
        <draw:frame draw:style-name="gr17" draw:text-style-name="P17" draw:layer="layout" svg:width="5.4cm" svg:height="0.962cm" svg:x="2.4cm" svg:y="9.2cm">
          <draw:text-box>
            <text:p text:style-name="P5">7 pasos</text:p>
          </draw:text-box>
        </draw:frame>
        <draw:frame draw:style-name="gr17" draw:text-style-name="P17" draw:layer="layout" svg:width="5.4cm" svg:height="0.962cm" svg:x="7.4cm" svg:y="19.1cm">
          <draw:text-box>
            <text:p text:style-name="P5">56 pasos</text:p>
          </draw:text-box>
        </draw:frame>
        <draw:frame draw:style-name="gr18" draw:text-style-name="P18" draw:layer="layout" svg:width="18.86cm" svg:height="4.518cm" svg:x="1.14cm" svg:y="0.996cm">
          <draw:text-box>
            <text:p text:style-name="P5">Recordemos que </text:p>
            <text:p text:style-name="P5">el sistema no sabe a priori adonde se encuentra la salida.</text:p>
            <text:p text:style-name="P5">Y tendra que explorar el tablero para encontrarla.</text:p>
            <text:p text:style-name="P5"/>
            <text:p text:style-name="P5">Existen muchas formas diferentes de explorar el tablero,</text:p>
            <text:p text:style-name="P5">por ejemplo,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9" draw:text-style-name="P19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7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9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8" draw:text-style-name="P10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7.902cm" svg:y="24.001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2.702cm" svg:y="19.001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20" draw:text-style-name="P19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7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22" draw:text-style-name="P19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6" draw:text-style-name="P7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6" draw:text-style-name="P7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15" draw:text-style-name="P9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6" draw:text-style-name="P7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23" draw:text-style-name="P21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6" draw:text-style-name="P7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4" draw:text-style-name="P19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5" draw:text-style-name="P23" draw:layer="layout" svg:width="11.637cm" svg:height="8.783cm" svg:x="1.2cm" svg:y="8.417cm">
          <draw:text-box>
            <text:p text:style-name="P22">Sus hijos serán como el, un tablero con una ficha.</text:p>
            <text:p text:style-name="P22">Pero no deben ser iguales, </text:p>
            <text:p text:style-name="P22">así que la ficha estará en otra posición.</text:p>
            <text:p text:style-name="P22"/>
            <text:p text:style-name="P22">Digamos que la ficha solo puede moverse una casilla en cada generación </text:p>
            <text:p text:style-name="P22">En cualquier dirección, pero solo una casilla.</text:p>
            <text:p/>
          </draw:text-box>
        </draw:frame>
        <draw:frame draw:style-name="gr15" draw:text-style-name="P9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15" draw:text-style-name="P9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15" draw:text-style-name="P9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15" draw:text-style-name="P9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6" draw:text-style-name="P7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6" draw:text-style-name="P19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5" draw:text-style-name="P9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8" draw:text-style-name="P10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4cm" svg:height="0.8cm" svg:x="7.9cm" svg:y="20.6cm">
          <text:p text:style-name="P12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2.4cm" svg:height="0.8cm" svg:x="12.7cm" svg:y="15.6cm">
          <text:p text:style-name="P12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9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6" draw:text-style-name="P7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7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15" draw:text-style-name="P9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6" draw:text-style-name="P7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15" draw:text-style-name="P9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2" draw:text-style-name="P24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801cm">
          <draw:text-box>
            <text:p><text:span text:style-name="T5">X</text:span></text:p>
          </draw:text-box>
        </draw:frame>
        <draw:frame draw:style-name="gr6" draw:text-style-name="P7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30" draw:text-style-name="P17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31" draw:text-style-name="P25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7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15" draw:text-style-name="P9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2" draw:text-style-name="P24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23.501cm">
          <draw:text-box>
            <text:p><text:span text:style-name="T5">X</text:span></text:p>
          </draw:text-box>
        </draw:frame>
        <draw:frame draw:style-name="gr6" draw:text-style-name="P7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34" draw:text-style-name="P17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31" draw:text-style-name="P25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6" draw:text-style-name="P7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7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5" draw:text-style-name="P9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2" draw:text-style-name="P24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10.801cm">
          <draw:text-box>
            <text:p><text:span text:style-name="T5">X</text:span></text:p>
          </draw:text-box>
        </draw:frame>
        <draw:frame draw:style-name="gr6" draw:text-style-name="P7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34" draw:text-style-name="P17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31" draw:text-style-name="P25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24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6" draw:text-style-name="P19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7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1" draw:text-style-name="P20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7" draw:text-style-name="P19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8" draw:text-style-name="P19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39" draw:text-style-name="P17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7T17:21:15.355000000</dc:date>
    <meta:editing-duration>PT3H58M43S</meta:editing-duration>
    <meta:editing-cycles>57</meta:editing-cycles>
    <meta:generator>LibreOffice/7.3.5.2$Windows_X86_64 LibreOffice_project/184fe81b8c8c30d8b5082578aee2fed2ea847c01</meta:generator>
    <meta:document-statistic meta:object-count="228"/>
  </office:meta>
</office:document-meta>
</file>